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f7b" officeooo:paragraph-rsid="001f7f7b"/>
    </style:style>
    <style:style style:name="P2" style:family="paragraph" style:parent-style-name="Standard">
      <style:paragraph-properties fo:text-align="center" style:justify-single-word="false"/>
      <style:text-properties officeooo:rsid="001f7f7b" officeooo:paragraph-rsid="001f7f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ndro Lopez</text:p>
      <text:p text:style-name="P1">Database Principles and Design</text:p>
      <text:p text:style-name="P1">Merrimack College</text:p>
      <text:p text:style-name="P2">Project 3</text:p>
      <text:p text:style-name="Standard"/>
      <text:p text:style-name="Standard">USE MealPlanning;</text:p>
      <text:p text:style-name="Standard">/* 1 */</text:p>
      <text:p text:style-name="Standard"/>
      <text:p text:style-name="Standard">DELIMITER $$</text:p>
      <text:p text:style-name="Standard"/>
      <text:p text:style-name="Standard">DROP FUNCTION IF EXISTS IngredientExists;$$</text:p>
      <text:p text:style-name="Standard">CREATE FUNCTION IngredientExists(ingredient_name VARCHAR(100))</text:p>
      <text:p text:style-name="Standard">RETURNS BOOLEAN DETERMINISTIC</text:p>
      <text:p text:style-name="Standard">BEGIN</text:p>
      <text:p text:style-name="Standard"><text:s text:c="4"/>DECLARE cnt INT;</text:p>
      <text:p text:style-name="Standard"><text:s text:c="4"/>SELECT COUNT(*)</text:p>
      <text:p text:style-name="Standard"><text:s text:c="4"/>INTO cnt</text:p>
      <text:p text:style-name="Standard"><text:s text:c="4"/>FROM INGREDIENTS</text:p>
      <text:p text:style-name="Standard"><text:s text:c="4"/>WHERE IngredientName = ingredient_name;</text:p>
      <text:p text:style-name="Standard"/>
      <text:p text:style-name="Standard"><text:s text:c="4"/>RETURN cnt &gt; 0;</text:p>
      <text:p text:style-name="Standard">END $$</text:p>
      <text:p text:style-name="Standard"/>
      <text:p text:style-name="Standard">DELIMITER ;</text:p>
      <text:p text:style-name="Standard"/>
      <text:p text:style-name="Standard">/* 2 */</text:p>
      <text:p text:style-name="Standard">/* a */</text:p>
      <text:p text:style-name="Standard">CALL InsertNewRecipe("Empanadas", "Mom's Recipes", 10, TRUE, NULL)</text:p>
      <text:p text:style-name="Standard"/>
      <text:p text:style-name="Standard">/* b */</text:p>
      <text:p text:style-name="Standard">DELIMITER $$</text:p>
      <text:p text:style-name="Standard">DROP PROCEDURE IF EXISTS InsertNewRecipe;</text:p>
      <text:p text:style-name="Standard">CREATE PROCEDURE InsertNewRecipe (</text:p>
      <text:p text:style-name="Standard"><text:s text:c="4"/>myRecipeName VARCHAR(100),</text:p>
      <text:p text:style-name="Standard"><text:s text:c="4"/>myCookBookName VARCHAR(200),</text:p>
      <text:p text:style-name="Standard"><text:s text:c="4"/>myTotalServings INT,</text:p>
      <text:p text:style-name="Standard"><text:s text:c="4"/>myIsBook BOOL,</text:p>
      <text:p text:style-name="Standard"><text:s text:c="4"/>myWebsite VARCHAR(200),</text:p>
      <text:p text:style-name="Standard"><text:s text:c="4"/>myIngredients TEXT</text:p>
      <text:p text:style-name="Standard">)</text:p>
      <text:p text:style-name="Standard">BEGIN</text:p>
      <text:p text:style-name="Standard"><text:s text:c="4"/>DECLARE ingredientName VARCHAR(100);</text:p>
      <text:p text:style-name="Standard"><text:s text:c="4"/>DECLARE endOfIngredients INT DEFAULT 0;</text:p>
      <text:p text:style-name="Standard"><text:s text:c="4"/>DECLARE ingredientCursor CURSOR FOR </text:p>
      <text:p text:style-name="Standard"><text:s text:c="8"/>SELECT SUBSTRING_INDEX(SUBSTRING_INDEX(myIngredients, ',', numbers.n), ',', -1)</text:p>
      <text:p text:style-name="Standard"><text:s text:c="8"/>FROM (</text:p>
      <text:p text:style-name="Standard"><text:s text:c="12"/>SELECT 1 n UNION ALL SELECT 2</text:p>
      <text:p text:style-name="Standard"><text:s text:c="12"/>UNION ALL SELECT 3 UNION ALL SELECT 4</text:p>
      <text:p text:style-name="Standard"><text:s text:c="12"/>UNION ALL SELECT 5 UNION ALL SELECT 6</text:p>
      <text:p text:style-name="Standard"><text:soft-page-break/><text:s text:c="12"/>UNION ALL SELECT 7 UNION ALL SELECT 8</text:p>
      <text:p text:style-name="Standard"><text:s text:c="12"/>UNION ALL SELECT 9 UNION ALL SELECT 10</text:p>
      <text:p text:style-name="Standard"><text:s text:c="8"/>) numbers</text:p>
      <text:p text:style-name="Standard"><text:s text:c="8"/>WHERE numbers.n &lt;= CHAR_LENGTH(myIngredients) - CHAR_LENGTH(REPLACE(myIngredients, ',', '')) + 1;</text:p>
      <text:p text:style-name="Standard"><text:s text:c="4"/>DECLARE CONTINUE HANDLER FOR NOT FOUND SET endOfIngredients = 1;</text:p>
      <text:p text:style-name="Standard"/>
      <text:p text:style-name="Standard"><text:s text:c="4"/>IF (SELECT doesCookbookExist(myCookBookName) = FALSE) THEN</text:p>
      <text:p text:style-name="Standard"><text:s text:c="8"/>INSERT INTO Cookbook (CookbookName, IsBook, Website)</text:p>
      <text:p text:style-name="Standard"><text:s text:c="8"/>VALUES (myCookBookName, myIsBook, myWebsite);</text:p>
      <text:p text:style-name="Standard"><text:s text:c="4"/>END IF;</text:p>
      <text:p text:style-name="Standard"/>
      <text:p text:style-name="Standard"><text:s text:c="4"/>IF (SELECT doesRecipeExist(myRecipeName) = FALSE) THEN</text:p>
      <text:p text:style-name="Standard"><text:s text:c="8"/>INSERT INTO Recipe (RecipeName, CookbookName, TotalServings)</text:p>
      <text:p text:style-name="Standard"><text:s text:c="8"/>VALUES (myRecipeName, myCookBookName, myTotalServings);</text:p>
      <text:p text:style-name="Standard"><text:s text:c="4"/>END IF;</text:p>
      <text:p text:style-name="Standard"/>
      <text:p text:style-name="Standard"><text:s text:c="4"/>OPEN ingredientCursor;</text:p>
      <text:p text:style-name="Standard"/>
      <text:p text:style-name="Standard"><text:s text:c="4"/>ingredientLoop: LOOP</text:p>
      <text:p text:style-name="Standard"><text:s text:c="8"/>FETCH ingredientCursor INTO ingredientName;</text:p>
      <text:p text:style-name="Standard"><text:s text:c="8"/>IF endOfIngredients THEN</text:p>
      <text:p text:style-name="Standard"><text:s text:c="12"/>LEAVE ingredientLoop;</text:p>
      <text:p text:style-name="Standard"><text:s text:c="8"/>END IF;</text:p>
      <text:p text:style-name="Standard"/>
      <text:p text:style-name="Standard"/>
      <text:p text:style-name="Standard"><text:s text:c="8"/>IF NOT IngredientExists(ingredientName) THEN</text:p>
      <text:p text:style-name="Standard"><text:s text:c="12"/>INSERT INTO Ingredients (IngredientName) VALUES (ingredientName);</text:p>
      <text:p text:style-name="Standard"><text:s text:c="8"/>END IF;</text:p>
      <text:p text:style-name="Standard"/>
      <text:p text:style-name="Standard"/>
      <text:p text:style-name="Standard"><text:s text:c="8"/>INSERT INTO Meal (RecipeName, IngredientId)</text:p>
      <text:p text:style-name="Standard"><text:s text:c="8"/>SELECT myRecipeName, Id FROM Ingredients WHERE IngredientName = ingredientName;</text:p>
      <text:p text:style-name="Standard"><text:s text:c="4"/>END LOOP;</text:p>
      <text:p text:style-name="Standard"/>
      <text:p text:style-name="Standard"><text:s text:c="4"/>CLOSE ingredientCursor;</text:p>
      <text:p text:style-name="Standard">END$$</text:p>
      <text:p text:style-name="Standard">DELIMITER ;</text:p>
      <text:p text:style-name="Standard"/>
      <text:p text:style-name="Standard">/* 3 */</text:p>
      <text:p text:style-name="Standard">DELIMITER $$</text:p>
      <text:p text:style-name="Standard">DROP PROCEDURE IF EXISTS recipeIngredients;$$</text:p>
      <text:p text:style-name="Standard">CREATE PROCEDURE recipeIngredients (</text:p>
      <text:p text:style-name="Standard"><text:tab/>myRecipeName VARCHAR(100)</text:p>
      <text:p text:style-name="Standard">)</text:p>
      <text:p text:style-name="Standard">BEGIN</text:p>
      <text:p text:style-name="Standard"><text:tab/>SELECT I.IngredientName</text:p>
      <text:p text:style-name="Standard"><text:s text:c="4"/>From Ingredients I</text:p>
      <text:p text:style-name="Standard"><text:s text:c="4"/>INNER JOIN Meal M ON I.Id = M.IngredientId</text:p>
      <text:p text:style-name="Standard"><text:soft-page-break/><text:s text:c="4"/>WHERE M.RecipeName = myRecipeName</text:p>
      <text:p text:style-name="Standard"><text:s text:c="4"/>ORDER BY I.IngredientName ASC;</text:p>
      <text:p text:style-name="Standard">END$$</text:p>
      <text:p text:style-name="Standard">DELIMITER ;</text:p>
      <text:p text:style-name="Standard"/>
      <text:p text:style-name="Standard">/* 4 */</text:p>
      <text:p text:style-name="Standard">DROP VIEW IF EXISTS Recipes_Cookbooks_Ingredients;</text:p>
      <text:p text:style-name="Standard">CREATE VIEW Recipes_Cookbooks_Ingredients AS</text:p>
      <text:p text:style-name="Standard">SELECT r.RecipeName, r.CookbookName, i.IngredientName</text:p>
      <text:p text:style-name="Standard">FROM Recipe r</text:p>
      <text:p text:style-name="Standard">JOIN Meal m ON r.RecipeName = m.RecipeName</text:p>
      <text:p text:style-name="Standard">JOIN Ingredients i ON m.IngredientId = i.Id</text:p>
      <text:p text:style-name="Standard">ORDER BY r.CookbookName, r.RecipeName, i.IngredientName;</text:p>
      <text:p text:style-name="Standard"/>
      <text:p text:style-name="Standard">/* 5 */</text:p>
      <text:p text:style-name="Standard">SELECT r.RecipeName, COUNT(i.Id) AS NumberOfIngredients</text:p>
      <text:p text:style-name="Standard">FROM Recipe r</text:p>
      <text:p text:style-name="Standard">JOIN Meal m ON r.RecipeName = m.RecipeName</text:p>
      <text:p text:style-name="Standard">JOIN Ingredients i ON m.IngredientId = i.Id</text:p>
      <text:p text:style-name="Standard">GROUP BY r.RecipeName</text:p>
      <text:p text:style-name="Standard">ORDER BY COUNT(i.Id) DESC;</text:p>
      <text:p text:style-name="Standard"/>
      <text:p text:style-name="Standard">/* 6 */</text:p>
      <text:p text:style-name="Standard">SELECT i.IngredientName</text:p>
      <text:p text:style-name="Standard">FROM Ingredients i</text:p>
      <text:p text:style-name="Standard">LEFT JOIN Meal m ON i.Id = m.IngredientId</text:p>
      <text:p text:style-name="Standard">LEFT JOIN Recipe r ON m.RecipeName = r.RecipeName AND r.RecipeName = 'MyFavoriteRecipe'</text:p>
      <text:p text:style-name="Standard">WHERE r.RecipeName IS NULL</text:p>
      <text:p text:style-name="Standard">ORDER BY i.IngredientName AS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51:54.252970984</meta:creation-date>
    <dc:date>2023-11-16T21:54:25.961559188</dc:date>
    <meta:editing-duration>PT2M32S</meta:editing-duration>
    <meta:editing-cycles>1</meta:editing-cycles>
    <meta:document-statistic meta:table-count="0" meta:image-count="0" meta:object-count="0" meta:page-count="3" meta:paragraph-count="106" meta:word-count="405" meta:character-count="3342" meta:non-whitespace-character-count="2724"/>
    <meta:generator>LibreOffice/7.3.7.2$Linux_X86_64 LibreOffice_project/30$Build-2</meta:generator>
  </office:meta>
</office:document-meta>
</file>